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fcc03" officeooo:paragraph-rsid="001fcc03"/>
    </style:style>
    <style:style style:name="P2" style:family="paragraph" style:parent-style-name="Standard">
      <style:text-properties officeooo:rsid="0020b169" officeooo:paragraph-rsid="0020b169"/>
    </style:style>
    <style:style style:name="P3" style:family="paragraph" style:parent-style-name="Standard">
      <style:text-properties officeooo:rsid="00223ef5" officeooo:paragraph-rsid="001fcc03"/>
    </style:style>
    <style:style style:name="P4" style:family="paragraph" style:parent-style-name="Standard">
      <style:text-properties officeooo:rsid="00223ef5" officeooo:paragraph-rsid="00223ef5"/>
    </style:style>
    <style:style style:name="T1" style:family="text">
      <style:text-properties officeooo:rsid="0020b1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ème du test/calcul en coordonnées flottantes mais projection des <text:s/>coordonnées entieres.</text:p>
      <text:p text:style-name="P1"/>
      <text:p text:style-name="P1">On doit calculer kz=sqrt(R-kx^2-ky^2) après un test sur <text:s/>kx^2-ky^2.</text:p>
      <text:p text:style-name="P1"/>
      <text:p text:style-name="P1">Si <text:s/>le test est effectué en flottant alors que la projection se fait forcément avec des coordonnées entières, <text:s/>certains points peuvent passer le test en flottant, mais pas en entier (à 1 pixel près).</text:p>
      <text:p text:style-name="P1"/>
      <text:p text:style-name="P1"/>
      <text:p text:style-name="P4"/>
      <text:p text:style-name="P1">Ex <text:s/>: R=108</text:p>
      <text:p text:style-name="P1"><text:s text:c="4"/><text:span text:style-name="T1">Nmax=99.802 → 100</text:span></text:p>
      <text:p text:style-name="P1"><text:s/><text:span text:style-name="T1">Nmax^2=9960.4 --&gt;9961</text:span></text:p>
      <text:p text:style-name="P1"><text:s text:c="8"/>k<text:span text:style-name="T1">d</text:span>x=<text:span text:style-name="T1">-80.802 -&gt;81</text:span></text:p>
      <text:p text:style-name="P1"><text:s text:c="7"/>k<text:span text:style-name="T1">d</text:span>y=<text:span text:style-name="T1">-50.802 <text:s text:c="3"/>-&gt;-51</text:span></text:p>
      <text:p text:style-name="P1"><text:s text:c="4"/><text:span text:style-name="T1">kdz=50.539 <text:s text:c="2"/>→51</text:span></text:p>
      <text:p text:style-name="P1"/>
      <text:p text:style-name="P1"><text:span text:style-name="T1">En flottant </text:span><text:s text:c="2"/><text:span text:style-name="T1">kdx^2+kdy^2=9109.8&lt;9960</text:span> <text:s text:c="2"/>test ok</text:p>
      <text:p text:style-name="P2">en Entier : kdx^2+kdy^2= 9162&lt;9960 vrai aussi </text:p>
      <text:p text:style-name="P2"/>
      <text:p text:style-name="P2">Mais kdz flottant =50.539→arrondi a 51→kd=(-81,-51,51)</text:p>
      <text:p text:style-name="P2">avce les 3 coordonnées entières : kdz =50 d’où un pixel de décalage sur l’altitude.</text:p>
      <text:p text:style-name="P2"/>
      <text:p text:style-name="P2">Les coordonnées latérales sont toujours correctes, mais l’altitude varie d’un pixel.</text:p>
      <text:p text:style-name="P2"><text:s/></text:p>
      <text:p text:style-name="P2"/>
      <text:p text:style-name="P2"/>
      <text:p text:style-name="P1">calcul de kz en flottant puis projections des 3 coordonnées réduites à leur plus proche entier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8:39:08.902761563</meta:creation-date>
    <dc:date>2018-07-13T18:59:13.787235925</dc:date>
    <meta:editing-duration>PT20M4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6" meta:word-count="129" meta:character-count="893" meta:non-whitespace-character-count="740"/>
  </office:meta>
</office:document-meta>
</file>